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0909fe" officeooo:paragraph-rsid="000909fe"/>
    </style:style>
    <style:style style:name="P2" style:family="paragraph" style:parent-style-name="Text_20_body">
      <style:text-properties officeooo:rsid="000a6b0f" officeooo:paragraph-rsid="000a6b0f"/>
    </style:style>
    <style:style style:name="P3" style:family="paragraph" style:parent-style-name="Text_20_body">
      <style:text-properties officeooo:rsid="000c8359" officeooo:paragraph-rsid="000c8359"/>
    </style:style>
    <style:style style:name="P4" style:family="paragraph" style:parent-style-name="Text_20_body">
      <style:text-properties officeooo:rsid="000f541e" officeooo:paragraph-rsid="0010af6f"/>
    </style:style>
    <style:style style:name="P5" style:family="paragraph" style:parent-style-name="Text_20_body">
      <style:text-properties officeooo:rsid="000dcf7d" officeooo:paragraph-rsid="000dcf7d"/>
    </style:style>
    <style:style style:name="P6" style:family="paragraph" style:parent-style-name="Text_20_body">
      <style:text-properties officeooo:rsid="00121f28" officeooo:paragraph-rsid="00121f28"/>
    </style:style>
    <style:style style:name="P7" style:family="paragraph" style:parent-style-name="Text_20_body">
      <style:text-properties officeooo:rsid="001345f5" officeooo:paragraph-rsid="001345f5"/>
    </style:style>
    <style:style style:name="P8" style:family="paragraph" style:parent-style-name="Text_20_body">
      <style:text-properties officeooo:rsid="00147f10" officeooo:paragraph-rsid="00147f10"/>
    </style:style>
    <style:style style:name="P9" style:family="paragraph" style:parent-style-name="Text_20_body">
      <style:text-properties officeooo:rsid="0014f407" officeooo:paragraph-rsid="0014f407"/>
    </style:style>
    <style:style style:name="P10" style:family="paragraph" style:parent-style-name="Text_20_body">
      <style:text-properties officeooo:rsid="0016bf64" officeooo:paragraph-rsid="0016bf64"/>
    </style:style>
    <style:style style:name="P11" style:family="paragraph" style:parent-style-name="Text_20_body">
      <style:text-properties officeooo:rsid="0016c556" officeooo:paragraph-rsid="0016c556"/>
    </style:style>
    <style:style style:name="P12" style:family="paragraph" style:parent-style-name="Text_20_body">
      <style:text-properties officeooo:rsid="00186fc1" officeooo:paragraph-rsid="00186fc1"/>
    </style:style>
    <style:style style:name="P13" style:family="paragraph" style:parent-style-name="Text_20_body">
      <style:text-properties officeooo:rsid="0018afaf" officeooo:paragraph-rsid="0018afaf"/>
    </style:style>
    <style:style style:name="P14" style:family="paragraph" style:parent-style-name="Text_20_body">
      <style:text-properties officeooo:rsid="0019bdd2" officeooo:paragraph-rsid="0019bdd2"/>
    </style:style>
    <style:style style:name="P15" style:family="paragraph" style:parent-style-name="Text_20_body">
      <style:text-properties officeooo:rsid="0019bdd2" officeooo:paragraph-rsid="001d20b8"/>
    </style:style>
    <style:style style:name="P16" style:family="paragraph" style:parent-style-name="Text_20_body">
      <style:text-properties officeooo:rsid="0019bdd2" officeooo:paragraph-rsid="0020960c"/>
    </style:style>
    <style:style style:name="P17" style:family="paragraph" style:parent-style-name="Text_20_body">
      <style:text-properties officeooo:rsid="001bb4a3" officeooo:paragraph-rsid="001bb4a3"/>
    </style:style>
    <style:style style:name="P18" style:family="paragraph" style:parent-style-name="Text_20_body">
      <style:text-properties officeooo:rsid="001c126f" officeooo:paragraph-rsid="001c126f"/>
    </style:style>
    <style:style style:name="P19" style:family="paragraph" style:parent-style-name="Text_20_body">
      <style:text-properties officeooo:rsid="001d20b8" officeooo:paragraph-rsid="001d20b8"/>
    </style:style>
    <style:style style:name="P20" style:family="paragraph" style:parent-style-name="Text_20_body">
      <style:text-properties officeooo:rsid="001e4e0f" officeooo:paragraph-rsid="001e4e0f"/>
    </style:style>
    <style:style style:name="P21" style:family="paragraph" style:parent-style-name="Text_20_body">
      <style:text-properties officeooo:rsid="0020960c" officeooo:paragraph-rsid="0020960c"/>
    </style:style>
    <style:style style:name="P22" style:family="paragraph" style:parent-style-name="Text_20_body">
      <style:text-properties officeooo:rsid="0021dcdf" officeooo:paragraph-rsid="0021dcdf"/>
    </style:style>
    <style:style style:name="P23" style:family="paragraph" style:parent-style-name="Standard">
      <style:text-properties officeooo:rsid="0019bdd2" officeooo:paragraph-rsid="0019bdd2"/>
    </style:style>
    <style:style style:name="P24" style:family="paragraph" style:parent-style-name="Text_20_body">
      <style:text-properties officeooo:rsid="0021dcdf" officeooo:paragraph-rsid="0021dcdf"/>
    </style:style>
    <style:style style:name="P25" style:family="paragraph" style:parent-style-name="Text_20_body" style:list-style-name="L1">
      <style:text-properties officeooo:rsid="000909fe" officeooo:paragraph-rsid="000909fe"/>
    </style:style>
    <style:style style:name="P26" style:family="paragraph" style:parent-style-name="Text_20_body" style:list-style-name="L2">
      <style:text-properties officeooo:rsid="000a6b0f" officeooo:paragraph-rsid="000a6b0f"/>
    </style:style>
    <style:style style:name="P27" style:family="paragraph" style:parent-style-name="Text_20_body" style:list-style-name="L2">
      <style:text-properties officeooo:rsid="000ab8bf" officeooo:paragraph-rsid="000ab8bf"/>
    </style:style>
    <style:style style:name="P28" style:family="paragraph" style:parent-style-name="Text_20_body" style:list-style-name="L3">
      <style:text-properties officeooo:rsid="00186fc1" officeooo:paragraph-rsid="0018afaf"/>
    </style:style>
    <style:style style:name="P29" style:family="paragraph" style:parent-style-name="Text_20_body" style:list-style-name="L3">
      <style:text-properties officeooo:rsid="00186fc1" officeooo:paragraph-rsid="00186fc1"/>
    </style:style>
    <style:style style:name="P30" style:family="paragraph" style:parent-style-name="Text_20_body">
      <style:text-properties officeooo:rsid="0020960c" officeooo:paragraph-rsid="0020960c"/>
    </style:style>
    <style:style style:name="P31" style:family="paragraph" style:parent-style-name="Text_20_body">
      <style:text-properties officeooo:rsid="00221120" officeooo:paragraph-rsid="00221120"/>
    </style:style>
    <style:style style:name="P32" style:family="paragraph" style:parent-style-name="Text_20_body">
      <style:text-properties officeooo:rsid="0024388c" officeooo:paragraph-rsid="0024388c"/>
    </style:style>
    <style:style style:name="P33" style:family="paragraph" style:parent-style-name="Table_20_Contents">
      <style:text-properties officeooo:rsid="00221120" officeooo:paragraph-rsid="00221120"/>
    </style:style>
    <style:style style:name="P34" style:family="paragraph" style:parent-style-name="Table_20_Heading">
      <style:text-properties officeooo:rsid="00221120" officeooo:paragraph-rsid="00221120"/>
    </style:style>
    <style:style style:name="T1" style:family="text">
      <style:text-properties officeooo:rsid="0008bc59"/>
    </style:style>
    <style:style style:name="T2" style:family="text">
      <style:text-properties officeooo:rsid="00092aac"/>
    </style:style>
    <style:style style:name="T3" style:family="text">
      <style:text-properties officeooo:rsid="000a6b0f"/>
    </style:style>
    <style:style style:name="T4" style:family="text">
      <style:text-properties officeooo:rsid="000ab8bf"/>
    </style:style>
    <style:style style:name="T5" style:family="text">
      <style:text-properties officeooo:rsid="000b35fa"/>
    </style:style>
    <style:style style:name="T6" style:family="text">
      <style:text-properties officeooo:rsid="000dcf7d"/>
    </style:style>
    <style:style style:name="T7" style:family="text">
      <style:text-properties officeooo:rsid="000f541e"/>
    </style:style>
    <style:style style:name="T8" style:family="text">
      <style:text-properties officeooo:rsid="0010af6f"/>
    </style:style>
    <style:style style:name="T9" style:family="text">
      <style:text-properties officeooo:rsid="00121f28"/>
    </style:style>
    <style:style style:name="T10" style:family="text">
      <style:text-properties officeooo:rsid="001345f5"/>
    </style:style>
    <style:style style:name="T11" style:family="text">
      <style:text-properties officeooo:rsid="0016c556"/>
    </style:style>
    <style:style style:name="T12" style:family="text">
      <style:text-properties officeooo:rsid="0016e029"/>
    </style:style>
    <style:style style:name="T13" style:family="text">
      <style:text-properties officeooo:rsid="0017685a"/>
    </style:style>
    <style:style style:name="T14" style:family="text">
      <style:text-properties officeooo:rsid="0018afaf"/>
    </style:style>
    <style:style style:name="T15" style:family="text">
      <style:text-properties officeooo:rsid="0019bdd2"/>
    </style:style>
    <style:style style:name="T16" style:family="text">
      <style:text-properties fo:font-weight="bold" style:font-weight-asian="bold" style:font-weight-complex="bold"/>
    </style:style>
    <style:style style:name="T17" style:family="text">
      <style:text-properties officeooo:rsid="001e4e0f"/>
    </style:style>
    <style:style style:name="T18" style:family="text">
      <style:text-properties officeooo:rsid="001eaccb"/>
    </style:style>
    <style:style style:name="T19" style:family="text">
      <style:text-properties officeooo:rsid="0020960c"/>
    </style:style>
    <style:style style:name="T20" style:family="text">
      <style:text-properties officeooo:rsid="00231fe8"/>
    </style:style>
    <style:style style:name="T21" style:family="text">
      <style:text-properties officeooo:rsid="0024388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rduino 101 continuous weight scale <text:span text:style-name="T1">Project Diary</text:span></text:h>
      <text:p text:style-name="Standard">Brad Needham</text:p>
      <text:p text:style-name="Standard">Begun April 3, 2016</text:p>
      <text:p text:style-name="P23">Project blog at <text:a xlink:type="simple" xlink:href="https://needhamia.com/?p=661">https://needhamia.com/?p=661</text:a></text:p>
      <text:p text:style-name="P23">@bneedhamia</text:p>
      <text:p text:style-name="Standard"/>
      <text:h text:style-name="Heading_20_2" text:outline-level="2">Summary</text:h>
      <text:p text:style-name="P1">I want to <text:span text:style-name="T9">automatically </text:span>weigh our dog every <text:span text:style-name="T2">night</text:span> while she sleeps in her bed. I plan to send the weight via the Arduino 101 (Curie) BLE (Bluetooth Low Energy) radio. <text:span text:style-name="T7">Eventually I want to build an Edison or Pi BLE gateway that will use WiFi to send the measured weight to a cloud such as Sparkfun's data server.</text:span></text:p>
      <text:p text:style-name="P1">I plan to create a scale that is large enough to put our dog's bed on. <text:s/>By continuously reading the weight, the Arduino Sketch can tell when the dog is in the bed, and weigh <text:span text:style-name="T2">only </text:span>when she's been in bed, at rest, for a while.</text:p>
      <text:h text:style-name="Heading_20_2" text:outline-level="2">Status</text:h>
      <text:p text:style-name="P22">The first version, using a Load Sensor Combinator Board and one Load Cell Amplifier, functioned but had too large an error as a weight moved across the surface of the scale. <text:s/>I'm in the midst of rebuilding the circuit to use four Load Cell Amplifiers, so I can read the weight from each Load Sensor independently.</text:p>
      <text:p text:style-name="P4">A MakeZine article about continuously weighing a beehive sounds like a similar project: <text:a xlink:type="simple" xlink:href="http://makezine.com/projects/bees-sensors-monitor-hive-health/">http://makezine.com/projects/bees-sensors-monitor-hive-health/</text:a>. It uses <text:a xlink:type="simple" xlink:href="https://data.sparkfun.com/"><text:span text:style-name="T8">https://data.sparkfun.com/</text:span></text:a><text:span text:style-name="T8"> to store its data and make it available to everyone for analysis.</text:span></text:p>
      <text:h text:style-name="Heading_20_2" text:outline-level="2">April 3, 2016 – <text:span text:style-name="T6">Initial d</text:span>esign, <text:span text:style-name="T10">cut bottom plywood circle</text:span></text:h>
      <text:p text:style-name="P1">I'm assuming a few things to make this possible:</text:p>
      <text:list xml:id="list6894975015028054781" text:style-name="L1">
        <text:list-item>
          <text:p text:style-name="P25">Her bed is a good place to weigh her. I suppose I could put the scale under her crate, but she spends more time in her bed than in her crate.</text:p>
        </text:list-item>
        <text:list-item>
          <text:p text:style-name="P25">She usually doesn't take toys or other animals to bed, so the maximum minus minimum weight will be her true weight. <text:s/>If she brought things into her bed, the weight measure would be <text:span text:style-name="T10">complicated</text:span>.</text:p>
        </text:list-item>
        <text:list-item>
          <text:p text:style-name="P25">Even though she moves around the room in the night, she spends at least a few minutes asleep in her bed every night, so that's a good time to weigh her.</text:p>
        </text:list-item>
        <text:list-item>
          <text:p text:style-name="P25">Although she sometimes sleeps with her head hanging over the edge of the bed, it never touches the floor. <text:s/>If it did, I wouldn't get a good weight reading.</text:p>
        </text:list-item>
        <text:list-item>
          <text:p text:style-name="P25"><text:soft-page-break/>I'll have to see whether her bed cover touches the floor. <text:s/>I'm assuming it doesn't.</text:p>
        </text:list-item>
      </text:list>
      <text:p text:style-name="P1">I've ordered and received parts from Sparkfun (see BillOfMaterials.ods). <text:s/><text:span text:style-name="T3">Helpfully, Sparkfun sells a pair of boards that take most of the work out of the electronics. <text:s/>Also, each load sensor has a maximum reading of 50Kg. <text:s/>That's over 110 lbs, which is over 2 times the weight of our dog. <text:s/>Since there are 4 sensors, which will split the load depending on where the center of gravity is, it seems nicely over-designed to support her weight.</text:span></text:p>
      <text:p text:style-name="P2">I plan to buy two sheets of plywood: one for the base, that will contain the load sensors and electronics, and one that will sit on top of the load sensors.</text:p>
      <text:p text:style-name="P2">The challenge at this point is to design the mechanical parts.</text:p>
      <text:list xml:id="list2354262614335288396" text:style-name="L2">
        <text:list-item>
          <text:p text:style-name="P26">Each load sensor needs to be supported only on <text:span text:style-name="T4">its</text:span> outside arms; the center arm must be free to bend – that arm is where the strain sensor is attached.</text:p>
        </text:list-item>
        <text:list-item>
          <text:p text:style-name="P27">Each load sensor has a small metal bump on top. <text:s/>The upper piece of wood must rest on all four of these bumps, and must not slip off. I'm not quite sure how to arrange that yet. I suppose I might drill 4 small dents into the upper piece of wood so that it won't slip over the bump.</text:p>
        </text:list-item>
        <text:list-item>
          <text:p text:style-name="P27">To prevent the top piece from slipping off when bumped, I'm thinking of attaching sides to it, so that the top piece is sort of a wooden box lid with sides that go down to part of the lower part.</text:p>
        </text:list-item>
        <text:list-item>
          <text:p text:style-name="P27">The wires that come attached to the load sensors are likely too short, so I'll need to solder-and-heat-shrink some longer wires to them. <text:s/>I'm a little concerned that long wires may pick up <text:span text:style-name="T5">electrical noise that may make it difficult to make an accurate reading. <text:s/>Perhaps I can move the load sensors somewhere between the corners of the bottom board and the center, and not have to add extra wire.</text:span></text:p>
        </text:list-item>
      </text:list>
      <text:p text:style-name="P3">Measured our dog's bed: a roughly-circular 41-inch diameter (~20” radius) shape. The wires on each load sensor are about 15 inches from the edge of the sensor to the end of the wire. <text:s/>That makes a roughly 30” square with sensors on the sides, which sounds pretty good.</text:p>
      <text:p text:style-name="P5">I worried for a moment that all of the dog, bed, and covers must be inside the rectangle defined by the load sensors, but now I don't think that's true: it doesn't matter <text:span text:style-name="T8">to the weight measurement</text:span> where the weight is, as long as the center of gravity is within the rectangle.</text:p>
      <text:p text:style-name="P6">Privacy: Imagining putting per-minute-or-so weight data on a server available to anyone makes me think a moment about what such data could unintentionally reveal: when we go to bed and get up; when she's in boarding (that is, when we're away). <text:s/>Naively it doesn't sound like it could reveal much else.</text:p>
      <text:p text:style-name="P7">I measured the dog bed and decided to make a 41” circular scale, with the load sensors near the edge. <text:s/>I realized that when Pippa sleeps against one side of her bed, her center of gravity could be close to the edge. <text:s/>Because of that situation, I need to put the load sensors as close to the outside edge of the circle as I can.</text:p>
      <text:p text:style-name="P7"><text:soft-page-break/>Bought 2 sheets of 4'x4'x3/4” plywood. <text:s/>1/2” seemed to flex too much; 3/4” didn't flex with the weight I'm planning on.</text:p>
      <text:p text:style-name="P7">Using a beam compass I'd purchased a long time ago, I drew a 41” diameter circle on the first plywood sheet, then cut it with a jig saw.</text:p>
      <text:h text:style-name="Heading_20_2" text:outline-level="2">April 5, 2016 – solder wire extensions</text:h>
      <text:p text:style-name="P7">The load sensors come with about 15” of wire attached. <text:s/>I need closer to 26” of wire, so I soldered on another 14” of wire to each wire. <text:s/>I happened to use some CAT3 cable I had lying around, but you could use separate, stranded cable to extend the load sensors' wires.</text:p>
      <text:h text:style-name="Heading_20_2" text:outline-level="2">April 6, 2016 – Solder headers; puzzle out the circuit</text:h>
      <text:p text:style-name="P8">I soldered headers on all the pins of the Load Combinator board and the Load Cell Amplifier board. <text:s/>I did this instead of soldering the wires directly to make it easy to correct wiring errors and to replace a failed part.</text:p>
      <text:p text:style-name="P8">Next I wanted to crimp the female connectors onto the load sensors, but was a bit stumped about which pin to connect where. <text:s/>The Load Combinator board pins are labeled B, W, and R, and the load sensor wires are Black, White, and Red, so I could just wire B to Black, etc., but I've seen enough cheap parts that have swapped wires that I'd like to understand the schematic.</text:p>
      <text:p text:style-name="P8">So first I measured the resistance of a load sensor. <text:s/>B to R was about 1Kohm, R to W was about 1Kohm, and B to W was about 2Kohm. <text:s/>So the Red wire in the sensor is the center tap between two resistors. <text:s/>Further, as I pushed on the sensor, the resistance between R and B dropped a little, and the resistance between R and W stayed the same. <text:s/>Reading through Sparkfun's Load Cell Amplifier Hookup Guide, I found a description of the load sensor, that matched what I'd seen. <text:s/>So this gives me confidence that I can connect each Load Sensor to the corresponding B, W, and R pins on the Load Combinator board.</text:p>
      <text:h text:style-name="Heading_20_2" text:outline-level="2">April 7, 2016 – Complete the wiring</text:h>
      <text:p text:style-name="P9">I finished crimping all the connectors to various wires. <text:s/>Now the circuit is complete. In summary: I've soldered and heat-shrunk extensions to each of the load sensors' wires; I've soldered in header pins for all the connections on the Load Combinator board and Load Cell Amplifier board; I've crimped 3-pin connectors on the end of each set of 3 wires for each load sensor; I've crimped 4-pin connectors between the Load Combinator and Load Cell Amplifier boards; I've crimped a 4-pin connector onto the wires that go from the Load Cell Amplifier board to the Arduino.</text:p>
      <text:p text:style-name="P9">For now I'm using an Arduino Uno, because I want to check that the code works on an Uno before seeing whether I need to do anything to port to Arduino 101. <text:s/>I also decided to put the Arduino on the bottom plywood piece of the scale, along with the other electronics. <text:s/>I'll need to remember to open and vacuum the scale every once in a while, to keep dust from short-circuiting the parts.</text:p>
      <text:p text:style-name="P10"><text:soft-page-break/>I also test layed out the parts on the bottom circle of plywood. <text:s/>Everything looks good. <text:s/>I'm still a bit puzzled about how to <text:span text:style-name="T13">keep</text:span> the load sensors <text:span text:style-name="T13">from slipping</text:span> without epoxying them down.</text:p>
      <text:h text:style-name="Heading_20_2" text:outline-level="2">April <text:span text:style-name="T13">9</text:span>, 2016 – <text:span text:style-name="T11">design</text:span> a preliminary support block</text:h>
      <text:p text:style-name="P11">I measured the dimensions of the load sensor, documented them in the Mechanical Notes file, and worked out the preliminary <text:span text:style-name="T12">design of the </text:span>block that will support the load sensor and keep the top piece of plywood from pressing on the circuitry (which is rather thick because of the connectors). <text:span text:style-name="T12">This preliminary block will allow me to test the rest of the circuit while I think about a more permanent design that will keep the load sensors from slipping over time.</text:span></text:p>
      <text:h text:style-name="Heading_20_2" text:outline-level="2">April 10, 2016 – Assemble and test the scale, <text:span text:style-name="T14">discover a problem</text:span></text:h>
      <text:p text:style-name="P12">Today <text:span text:style-name="T14">was a second</text:span> day of woodworking: I cut the top circular piece of plywood; drilled mounting holes for the Combinator board, the Load Cell Amplifier board, and the Arduino; counterbored holes in the bottom of the plywood base so the board nuts can <text:span text:style-name="T14">connect</text:span>; cut out blocks to support the load sensors (with nothing to hold them in place yet); assembled the whole thing and turned it on.</text:p>
      <text:p text:style-name="P13">The great news is that it seems to work, and seems to be wired correctly!</text:p>
      <text:p text:style-name="P12">I did a few tests using the Sparkfun HX711 examples, and found a few things:</text:p>
      <text:list xml:id="list1388606534771944356" text:style-name="L3">
        <text:list-item>
          <text:p text:style-name="P28">The HX711 library assumes a linear change in readings vs. weight <text:span text:style-name="T14">(vs. say polynomial)</text:span>. <text:s/><text:span text:style-name="T14">Something is funny, because the code seems to scale the value differently depending on what 'zero' weight is on the scale. <text:s/>That suggests the sensors' values aren't linearly proportional to weight. <text:s/>I'll have to explore this more.</text:span></text:p>
        </text:list-item>
        <text:list-item>
          <text:p text:style-name="P29">The position of Pippa's center of gravity on the scale will produce different readings. <text:s/>This is a big problem, since Pippa often sleeps with her head hanging over the edge of her bed.</text:p>
        </text:list-item>
      </text:list>
      <text:p text:style-name="P12">Moving a 15 pound weight from the center to the 4 corners (right above each of the 4 load sensors) gave readings that differed by <text:span text:style-name="T15">2/3</text:span> pound. <text:s/>This tells me the load sensors don't all have the same calibration factor, or perhaps aren't wired identically. <text:s/>This isn't surprising, since each load sensor <text:span text:style-name="T14">is labeled with </text:span>a different calibration factor. <text:s/><text:span text:style-name="T14">This means that as Pippa moves around in bed, the scale will produce different (incorrect) values.</text:span> <text:s/>I have to explore this more once I get the basic scale calibrated and working properly.</text:p>
      <text:p text:style-name="P12">I'm so happy I connected everything with connectors rather than soldering it together, because it looks like I'll need to change the <text:span text:style-name="T14">circuit </text:span>design to accommodate Pippa sleeping in different parts of the bed – that is, with her center of gravity anywhere inside the rectangle defined by the points of the four load sensors.</text:p>
      <text:h text:style-name="Heading_20_2" text:outline-level="2">April 10-12, 2016 – Calibration and testing</text:h>
      <text:p text:style-name="P14">It was very easy to use the HX711 library to read and calibrate the scale. I'm impressed.</text:p>
      <text:p text:style-name="P14"><text:soft-page-break/>I did a series of measurements to calibrate the scale, then to test how accurate it was. <text:s/>These numbers convinced me to redesign the scale to <text:span text:style-name="T16">use a separate Load Cell Amplifier for each Load Sensor</text:span>, so I can calibrate out the differences among them, and as a side benefit, calculate Pippa's center of gravity as she flops about in her bed.</text:p>
      <text:p text:style-name="P14">I ordered 3 more Load Cell Amplifiers, checked that I have plenty of the right resistors to build a Wheatstone bridge for each Load Sensor, and ordered a Raspberry Pi to be my BLE to Cloud gateway.</text:p>
      <text:p text:style-name="P17">By the way, as I was writing this, Pippa decided to lay down on the scale. <text:s/>The reported weight is 44.3 lbs, which may be about 1 pound high or low.</text:p>
      <text:h text:style-name="Heading_20_2" text:outline-level="2">April 15, 2016 – how to hold the sensors; ordering parts</text:h>
      <text:p text:style-name="P18">I decided a simple way to hold the sensors to the support blocks: friction. <text:s/>I've ordered bolts, nuts, and washers from McMaster-Carr so that the bolts that hold the support blocks to the bottom plywood base also hold washers that press down on the load sensors' sides, keeping them in place. <text:s/>That arrangement should hold up against the slight sideways pressures that the load sensors will be subjected to as Pippa jumps into and out of bed.</text:p>
      <text:p text:style-name="P18">I also decided to build the Wheatstone bridge for each load sensor our of 0.1%, 1Kohm resistors. <text:s/>I measured the resistance of the two resistors of one Load Sensor: each was 997ohms. As I pressed on the load sensor (on the support block), the Blue-to-Red resistance dropped by 1ohm, while the White-to-Red resistance remained at 997ohms.</text:p>
      <text:p text:style-name="P18">So the other half of the Wheatstone Bridge (the half <text:s/>must build) should contain paired resistors. <text:s/>0.1% 1K resistors mean that each resistor could be as little as 999ohms (1000 – 0.1% of 1000) or as much as 1001ohms. So the difference between two resistors could be as much as 2ohms, which is a lot. <text:s/>Fortunately, I bought a large number of the resistors, so I should be able to select pairs of resistors that are more closely matched than that (there is some simple combinatoric math that tells me that picking matched pairs should be easy).</text:p>
      <text:h text:style-name="Heading_20_2" text:outline-level="2">April 17, 2016 – Finished the 4-load-sensor calibration and measurement formulas</text:h>
      <text:p text:style-name="P19">ProjectMath.odp now describes how to choose resistors for wiring up a single Load Sensor to a Load Cell Amplifier, and describes how to calibrate the 4 independent Load Sensors, and how to calculate the weight and center of gravity when the scale is running.</text:p>
      <text:p text:style-name="P19">A nice side effect of keeping the 4 load sensors separate (rather than using a Load Sensor Combinator board) is that you can get some feel for the size of weight and position errors. This is because the design uses 4 load sensors instead of the minimal 3 load sensors.</text:p>
      <text:p text:style-name="P19">In thinking about calculating center of gravity, I realized that the measured center of gravity will be that of Pippa plus the plywood top. <text:s/>For this reason, it will be important to place the plywood top so its center of gravity is at the center of the rectangle formed by the 4 load sensors. <text:s/>It will also be important <text:soft-page-break/>that the support points of the 4 load sensors form a rectangle, to minimize error.</text:p>
      <text:p text:style-name="P20">Oops: I now realize that the weight and center of gravity includes the bed and bed cover. <text:s/>So we'll know Pippa's weight and location only to the extent that we know the location and weight of the bed and bed cover. <text:s/><text:span text:style-name="T18">The moving of the bed and covers will change our reading of Pippa's weight (somewhat). <text:s/>Maybe a bed isn't the best place to measure her weight. <text:s/>Maybe I could just make a short table for her to lie on in the living room with us.</text:span></text:p>
      <text:h text:style-name="Heading_20_2" text:outline-level="2">April 19, 2016 – Rewriting the calculation of center of gravity</text:h>
      <text:p text:style-name="P21">I realized that my calculation of the center of gravity was completely wrong, or at least difficult and misleading. So I redid the physics and algebra and came up with a simpler calculation that is more intuitively correct. <text:s/>See ProjectMath.odp for the details.</text:p>
      <text:p text:style-name="P22">I marked and drilled a hole in the Center of Gravity of the top plywood circle. <text:s/>Later I can use this mark to center the top plywood circle over the center of the rectangle formed by the four Load Sensors.</text:p>
      <text:p text:style-name="P21">The electronic parts have come in, so now I get to rebuild the circuit, using a breadboard instead of the Sparkfun Load Sensor Combinator Board.</text:p>
      <text:h text:style-name="Heading_20_2" text:outline-level="2">April 20, 2016 – Load Sensor holder Fail</text:h>
      <text:p text:style-name="P31">The bolts and nuts came in, so I tried them out with the washers I had from another project. <text:s/>My plan was to place the bolts and washers on either side of each load sensor, with the bolts holding the load sensor support block to the plywood base and (importantly) putting enough pressure on the washers to keep the load sensor from slipping.</text:p>
      <text:p text:style-name="P31">That was the theory.</text:p>
      <text:p text:style-name="P31">In reality, the bolt head + washer angle puts the top of the bolt head too close to the height of the load sensor's top button – the point of contact with the top plywood circle. So I expect that once the plywood circle presses down on the load sensor, it might start to contact the bolt heads, which would mess up the weight measurement.</text:p>
      <text:p text:style-name="P31">So I'm back to ignoring the problem of how to keep the Load Sensors from slipping for now, while I work on the circuit.</text:p>
      <text:h text:style-name="Heading_20_2" text:outline-level="2">April 21, 2016 – Working out the Load Sensor circuit</text:h>
      <text:p text:style-name="P31">To design the circuit, I started by reacquainting myself with the schematic and behavior of the Load Sensor. <text:s/>The Load Sensor is two resistors in series: one resistance lowers when pressure is put on the Load Sensor; the other resistor remains relatively constant. <text:s/>Also the Load Sensor has three wires coming out of it: White, Black, and Red.</text:p>
      <text:p text:style-name="P31">I measured the resistance between pairs of Load Sensor wires, with and without pressure on the sensor.</text:p>
      <table:table table:name="Table1" table:style-name="Table1">
        <table:table-column table:style-name="Table1.A" table:number-columns-repeated="3"/>
        <table:table-header-rows>
          <text:soft-page-break/>
          <table:table-row>
            <table:table-cell table:style-name="Table1.A1" office:value-type="string">
              <text:p text:style-name="P34">Wires</text:p>
            </table:table-cell>
            <table:table-cell table:style-name="Table1.A1" office:value-type="string">
              <text:p text:style-name="P34">Unloaded Resistance</text:p>
            </table:table-cell>
            <table:table-cell table:style-name="Table1.C1" office:value-type="string">
              <text:p text:style-name="P34">Loaded Resistance</text:p>
            </table:table-cell>
          </table:table-row>
        </table:table-header-rows>
        <table:table-row>
          <table:table-cell table:style-name="Table1.A2" office:value-type="string">
            <text:p text:style-name="P33">Black to Red</text:p>
          </table:table-cell>
          <table:table-cell table:style-name="Table1.A2" office:value-type="string">
            <text:p text:style-name="P33">999 ohms</text:p>
          </table:table-cell>
          <table:table-cell table:style-name="Table1.C2" office:value-type="string">
            <text:p text:style-name="P33">998 ohms (resistance went down)</text:p>
          </table:table-cell>
        </table:table-row>
        <table:table-row>
          <table:table-cell table:style-name="Table1.A2" office:value-type="string">
            <text:p text:style-name="P33">Black to White</text:p>
          </table:table-cell>
          <table:table-cell table:style-name="Table1.A2" office:value-type="string">
            <text:p text:style-name="P33">1,998 ohms</text:p>
          </table:table-cell>
          <table:table-cell table:style-name="Table1.C2" office:value-type="string">
            <text:p text:style-name="P33">ignored</text:p>
          </table:table-cell>
        </table:table-row>
        <table:table-row>
          <table:table-cell table:style-name="Table1.A2" office:value-type="string">
            <text:p text:style-name="P33">White to Red</text:p>
          </table:table-cell>
          <table:table-cell table:style-name="Table1.A2" office:value-type="string">
            <text:p text:style-name="P33">999 ohms</text:p>
          </table:table-cell>
          <table:table-cell table:style-name="Table1.C2" office:value-type="string">
            <text:p text:style-name="P33">999 ohms (unchanged)</text:p>
          </table:table-cell>
        </table:table-row>
      </table:table>
      <text:p text:style-name="P31"/>
      <text:p text:style-name="P31">So the schematic should be: <text:s/>E+ --- Black ---- Red (to S+) --- White --- E-</text:p>
      <text:p text:style-name="P31">As pressure is put on the Load Sensor, the Black-to-Red resistance should drop, which will cause the voltage at S+ to increase.</text:p>
      <text:p text:style-name="P31">Next I want to <text:span text:style-name="T20">pick matched-resistance pairs of resistors from the pack of 100 of 1K, 0.1% resistors. <text:s/>I had all kinds of plans on how to measure the resistance to better than my 4-significant-digits multimeter could measure. <text:s/>Finally I realized that I should just wire up random pairs of resistors in a Wheatstone Bridge with a given Load Sensor and Load Cell Amplifier, the read what the zero-load amplifier output is, then swap the two resistors and measure again. <text:s/>The difference will be proportional to the difference in the resistors.</text:span></text:p>
      <text:p text:style-name="P32">Created a Fritzing diagram of one Load Sensor's Wheatstone Bridge and connection to its Load Cell Amplifier</text:p>
      <text:p text:style-name="P14"/>
      <text:p text:style-name="P10">Next steps:</text:p>
      <text:p text:style-name="P16">- <text:span text:style-name="T21">Build the first Load Cell Amplifier circuit, and test the resistor pairs for it. <text:s/>Double-check that the Load Sensor voltage goes down when weight is added.</text:span></text:p>
      <text:p text:style-name="P15">- <text:span text:style-name="T21">Do the same for the other 3 Load Cell Amplifier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3T11:38:39.864406058</meta:creation-date>
    <dc:date>2016-04-21T20:57:25.747490530</dc:date>
    <meta:editing-duration>PT3H26M22S</meta:editing-duration>
    <meta:editing-cycles>27</meta:editing-cycles>
    <meta:generator>LibreOffice/4.2.8.2$Linux_X86_64 LibreOffice_project/420m0$Build-2</meta:generator>
    <meta:document-statistic meta:table-count="1" meta:image-count="0" meta:object-count="0" meta:page-count="7" meta:paragraph-count="96" meta:word-count="3126" meta:character-count="17316" meta:non-whitespace-character-count="14218"/>
  </office:meta>
</office:document-meta>
</file>